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299in" svg:height="3.5429in" svg:x="1.7047in" svg:y="3.5114in">
            <draw:object draw:notify-on-update-of-ranges="Sheet1.B1:Sheet1.B1 Sheet1.B2:Sheet1.B17 Sheet1.C1:Sheet1.C1 Sheet1.C2:Sheet1.C17 Sheet1.B1:Sheet1.B1 Sheet1.B2:Sheet1.B17 Sheet1.D1:Sheet1.D1 Sheet1.D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ll bases</text:p>
          </table:table-cell>
          <table:table-cell office:value-type="string" calcext:value-type="string">
            <text:p>Open access bases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open_access_bas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open_access_bytes</text:p>
          </table:table-cell>
        </table:table-row>
        <table:table-row table:style-name="ro1">
          <table:table-cell table:style-name="ce1" office:value-type="string" calcext:value-type="string">
            <text:p>06/05/2007</text:p>
          </table:table-cell>
          <table:table-cell table:style-name="ce2" office:value-type="float" office:value="2007" calcext:value-type="float">
            <text:p>2007</text:p>
          </table:table-cell>
          <table:table-cell table:formula="of:=[.E2]/10^9" office:value-type="float" office:value="20.30419015" calcext:value-type="float">
            <text:p>20.30419015</text:p>
          </table:table-cell>
          <table:table-cell table:formula="of:=[.F2]/10^9" office:value-type="float" office:value="20.30419015" calcext:value-type="float">
            <text:p>20.30419015</text:p>
          </table:table-cell>
          <table:table-cell table:number-columns-repeated="2" office:value-type="float" office:value="20304190150" calcext:value-type="float">
            <text:p>20304190150</text:p>
          </table:table-cell>
          <table:table-cell table:number-columns-repeated="2" office:value-type="float" office:value="50496285115" calcext:value-type="float">
            <text:p>50496285115</text:p>
          </table:table-cell>
        </table:table-row>
        <table:table-row table:style-name="ro1">
          <table:table-cell table:style-name="ce1" office:value-type="string" calcext:value-type="string">
            <text:p>06/03/2008</text:p>
          </table:table-cell>
          <table:table-cell table:style-name="ce2" table:formula="of:=[.B2]+1" office:value-type="float" office:value="2008" calcext:value-type="float">
            <text:p>2008</text:p>
          </table:table-cell>
          <table:table-cell table:formula="of:=[.E3]/10^9" office:value-type="float" office:value="101.476787656" calcext:value-type="float">
            <text:p>101.476787656</text:p>
          </table:table-cell>
          <table:table-cell table:formula="of:=[.F3]/10^9" office:value-type="float" office:value="101.476787656" calcext:value-type="float">
            <text:p>101.476787656</text:p>
          </table:table-cell>
          <table:table-cell table:number-columns-repeated="2" office:value-type="float" office:value="101476787656" calcext:value-type="float">
            <text:p>101476787656</text:p>
          </table:table-cell>
          <table:table-cell table:number-columns-repeated="2" office:value-type="float" office:value="416592712696" calcext:value-type="float">
            <text:p>416592712696</text:p>
          </table:table-cell>
        </table:table-row>
        <table:table-row table:style-name="ro1">
          <table:table-cell table:style-name="ce1" office:value-type="string" calcext:value-type="string">
            <text:p>06/05/2009</text:p>
          </table:table-cell>
          <table:table-cell table:style-name="ce2" table:formula="of:=[.B3]+1" office:value-type="float" office:value="2009" calcext:value-type="float">
            <text:p>2009</text:p>
          </table:table-cell>
          <table:table-cell table:formula="of:=[.E4]/10^9" office:value-type="float" office:value="5067.504196884" calcext:value-type="float">
            <text:p>5067.504196884</text:p>
          </table:table-cell>
          <table:table-cell table:formula="of:=[.F4]/10^9" office:value-type="float" office:value="5067.504196884" calcext:value-type="float">
            <text:p>5067.504196884</text:p>
          </table:table-cell>
          <table:table-cell table:number-columns-repeated="2" office:value-type="float" office:value="5067504196884" calcext:value-type="float">
            <text:p>5067504196884</text:p>
          </table:table-cell>
          <table:table-cell table:number-columns-repeated="2" office:value-type="float" office:value="22620555256971" calcext:value-type="float">
            <text:p>22620555256971</text:p>
          </table:table-cell>
        </table:table-row>
        <table:table-row table:style-name="ro1">
          <table:table-cell table:style-name="ce1" office:value-type="string" calcext:value-type="string">
            <text:p>06/04/2010</text:p>
          </table:table-cell>
          <table:table-cell table:style-name="ce2" table:formula="of:=[.B4]+1" office:value-type="float" office:value="2010" calcext:value-type="float">
            <text:p>2010</text:p>
          </table:table-cell>
          <table:table-cell table:formula="of:=[.E5]/10^9" office:value-type="float" office:value="25492.516773044" calcext:value-type="float">
            <text:p>25492.516773044</text:p>
          </table:table-cell>
          <table:table-cell table:formula="of:=[.F5]/10^9" office:value-type="float" office:value="24761.825141444" calcext:value-type="float">
            <text:p>24761.825141444</text:p>
          </table:table-cell>
          <table:table-cell office:value-type="float" office:value="25492516773044" calcext:value-type="float">
            <text:p>25492516773044</text:p>
          </table:table-cell>
          <table:table-cell office:value-type="float" office:value="24761825141444" calcext:value-type="float">
            <text:p>24761825141444</text:p>
          </table:table-cell>
          <table:table-cell office:value-type="float" office:value="64948578383633" calcext:value-type="float">
            <text:p>64948578383633</text:p>
          </table:table-cell>
          <table:table-cell office:value-type="float" office:value="64408209394587" calcext:value-type="float">
            <text:p>64408209394587</text:p>
          </table:table-cell>
        </table:table-row>
        <table:table-row table:style-name="ro1">
          <table:table-cell table:style-name="ce1" office:value-type="string" calcext:value-type="string">
            <text:p>06/05/2011</text:p>
          </table:table-cell>
          <table:table-cell table:style-name="ce2" table:formula="of:=[.B5]+1" office:value-type="float" office:value="2011" calcext:value-type="float">
            <text:p>2011</text:p>
          </table:table-cell>
          <table:table-cell table:formula="of:=[.E6]/10^9" office:value-type="float" office:value="128921.935955606" calcext:value-type="float">
            <text:p>128921.935955606</text:p>
          </table:table-cell>
          <table:table-cell table:formula="of:=[.F6]/10^9" office:value-type="float" office:value="97888.190686002" calcext:value-type="float">
            <text:p>97888.190686002</text:p>
          </table:table-cell>
          <table:table-cell office:value-type="float" office:value="128921935955606" calcext:value-type="float">
            <text:p>128921935955606</text:p>
          </table:table-cell>
          <table:table-cell office:value-type="float" office:value="97888190686002" calcext:value-type="float">
            <text:p>97888190686002</text:p>
          </table:table-cell>
          <table:table-cell office:value-type="float" office:value="158128206294111" calcext:value-type="float">
            <text:p>158128206294111</text:p>
          </table:table-cell>
          <table:table-cell office:value-type="float" office:value="137855178540082" calcext:value-type="float">
            <text:p>137855178540082</text:p>
          </table:table-cell>
        </table:table-row>
        <table:table-row table:style-name="ro1">
          <table:table-cell table:style-name="ce1" office:value-type="string" calcext:value-type="string">
            <text:p>06/05/2012</text:p>
          </table:table-cell>
          <table:table-cell table:style-name="ce2" table:formula="of:=[.B6]+1" office:value-type="float" office:value="2012" calcext:value-type="float">
            <text:p>2012</text:p>
          </table:table-cell>
          <table:table-cell table:formula="of:=[.E7]/10^9" office:value-type="float" office:value="453082.893072122" calcext:value-type="float">
            <text:p>453082.893072122</text:p>
          </table:table-cell>
          <table:table-cell table:formula="of:=[.F7]/10^9" office:value-type="float" office:value="250636.123862897" calcext:value-type="float">
            <text:p>250636.123862897</text:p>
          </table:table-cell>
          <table:table-cell office:value-type="float" office:value="453082893072122" calcext:value-type="float">
            <text:p>453082893072122</text:p>
          </table:table-cell>
          <table:table-cell office:value-type="float" office:value="250636123862897" calcext:value-type="float">
            <text:p>250636123862897</text:p>
          </table:table-cell>
          <table:table-cell office:value-type="float" office:value="342735433608938" calcext:value-type="float">
            <text:p>342735433608938</text:p>
          </table:table-cell>
          <table:table-cell office:value-type="float" office:value="239993542726805" calcext:value-type="float">
            <text:p>239993542726805</text:p>
          </table:table-cell>
        </table:table-row>
        <table:table-row table:style-name="ro1">
          <table:table-cell table:style-name="ce1" office:value-type="string" calcext:value-type="string">
            <text:p>06/05/2013</text:p>
          </table:table-cell>
          <table:table-cell table:style-name="ce2" table:formula="of:=[.B7]+1" office:value-type="float" office:value="2013" calcext:value-type="float">
            <text:p>2013</text:p>
          </table:table-cell>
          <table:table-cell table:formula="of:=[.E8]/10^9" office:value-type="float" office:value="1485251.91969681" calcext:value-type="float">
            <text:p>1485251.91969681</text:p>
          </table:table-cell>
          <table:table-cell table:formula="of:=[.F8]/10^9" office:value-type="float" office:value="661104.281636296" calcext:value-type="float">
            <text:p>661104.281636296</text:p>
          </table:table-cell>
          <table:table-cell office:value-type="float" office:value="1485251919696811" calcext:value-type="float">
            <text:p>1485251919696811</text:p>
          </table:table-cell>
          <table:table-cell office:value-type="float" office:value="661104281636296" calcext:value-type="float">
            <text:p>661104281636296</text:p>
          </table:table-cell>
          <table:table-cell office:value-type="float" office:value="1025620395843674" calcext:value-type="float">
            <text:p>1025620395843674</text:p>
          </table:table-cell>
          <table:table-cell office:value-type="float" office:value="504150934099258" calcext:value-type="float">
            <text:p>504150934099258</text:p>
          </table:table-cell>
        </table:table-row>
        <table:table-row table:style-name="ro1">
          <table:table-cell table:style-name="ce1" office:value-type="string" calcext:value-type="string">
            <text:p>06/05/2014</text:p>
          </table:table-cell>
          <table:table-cell table:style-name="ce2" table:formula="of:=[.B8]+1" office:value-type="float" office:value="2014" calcext:value-type="float">
            <text:p>2014</text:p>
          </table:table-cell>
          <table:table-cell table:formula="of:=[.E9]/10^9" office:value-type="float" office:value="2256005.2313909" calcext:value-type="float">
            <text:p>2256005.2313909</text:p>
          </table:table-cell>
          <table:table-cell table:formula="of:=[.F9]/10^9" office:value-type="float" office:value="1086370.8928025" calcext:value-type="float">
            <text:p>1086370.8928025</text:p>
          </table:table-cell>
          <table:table-cell office:value-type="float" office:value="2256005231390899" calcext:value-type="float">
            <text:p>2256005231390899</text:p>
          </table:table-cell>
          <table:table-cell office:value-type="float" office:value="1086370892802496" calcext:value-type="float">
            <text:p>1086370892802496</text:p>
          </table:table-cell>
          <table:table-cell office:value-type="float" office:value="1505340881702390" calcext:value-type="float">
            <text:p>1505340881702390</text:p>
          </table:table-cell>
          <table:table-cell office:value-type="float" office:value="773290628863027" calcext:value-type="float">
            <text:p>773290628863027</text:p>
          </table:table-cell>
        </table:table-row>
        <table:table-row table:style-name="ro1">
          <table:table-cell table:style-name="ce1" office:value-type="string" calcext:value-type="string">
            <text:p>06/05/2015</text:p>
          </table:table-cell>
          <table:table-cell table:style-name="ce2" table:formula="of:=[.B9]+1" office:value-type="float" office:value="2015" calcext:value-type="float">
            <text:p>2015</text:p>
          </table:table-cell>
          <table:table-cell table:formula="of:=[.E10]/10^9" office:value-type="float" office:value="3323391.41635896" calcext:value-type="float">
            <text:p>3323391.41635896</text:p>
          </table:table-cell>
          <table:table-cell table:formula="of:=[.F10]/10^9" office:value-type="float" office:value="1891052.42882835" calcext:value-type="float">
            <text:p>1891052.42882835</text:p>
          </table:table-cell>
          <table:table-cell office:value-type="float" office:value="3323391416358960" calcext:value-type="float">
            <text:p>3323391416358960</text:p>
          </table:table-cell>
          <table:table-cell office:value-type="float" office:value="1891052428828347" calcext:value-type="float">
            <text:p>1891052428828347</text:p>
          </table:table-cell>
          <table:table-cell office:value-type="float" office:value="2133461131286392" calcext:value-type="float">
            <text:p>2133461131286392</text:p>
          </table:table-cell>
          <table:table-cell office:value-type="float" office:value="1269831489687776" calcext:value-type="float">
            <text:p>1269831489687776</text:p>
          </table:table-cell>
        </table:table-row>
        <table:table-row table:style-name="ro1">
          <table:table-cell table:style-name="ce1" office:value-type="string" calcext:value-type="string">
            <text:p>06/05/2016</text:p>
          </table:table-cell>
          <table:table-cell table:style-name="ce2" table:formula="of:=[.B10]+1" office:value-type="float" office:value="2016" calcext:value-type="float">
            <text:p>2016</text:p>
          </table:table-cell>
          <table:table-cell table:formula="of:=[.E11]/10^9" office:value-type="float" office:value="5245224.74104992" calcext:value-type="float">
            <text:p>5245224.74104992</text:p>
          </table:table-cell>
          <table:table-cell table:formula="of:=[.F11]/10^9" office:value-type="float" office:value="3186957.83413058" calcext:value-type="float">
            <text:p>3186957.83413058</text:p>
          </table:table-cell>
          <table:table-cell office:value-type="float" office:value="5245224741049922" calcext:value-type="float">
            <text:p>5245224741049922</text:p>
          </table:table-cell>
          <table:table-cell office:value-type="float" office:value="3186957834130580" calcext:value-type="float">
            <text:p>3186957834130580</text:p>
          </table:table-cell>
          <table:table-cell office:value-type="float" office:value="3210107005893698" calcext:value-type="float">
            <text:p>3210107005893698</text:p>
          </table:table-cell>
          <table:table-cell office:value-type="float" office:value="2052453623144980" calcext:value-type="float">
            <text:p>2052453623144980</text:p>
          </table:table-cell>
        </table:table-row>
        <table:table-row table:style-name="ro1">
          <table:table-cell table:style-name="ce1" office:value-type="string" calcext:value-type="string">
            <text:p>06/05/2017</text:p>
          </table:table-cell>
          <table:table-cell table:style-name="ce2" table:formula="of:=[.B11]+1" office:value-type="float" office:value="2017" calcext:value-type="float">
            <text:p>2017</text:p>
          </table:table-cell>
          <table:table-cell table:formula="of:=[.E12]/10^9" office:value-type="float" office:value="11946831.2509664" calcext:value-type="float">
            <text:p>11946831.2509664</text:p>
          </table:table-cell>
          <table:table-cell table:formula="of:=[.F12]/10^9" office:value-type="float" office:value="4853481.08105749" calcext:value-type="float">
            <text:p>4853481.08105749</text:p>
          </table:table-cell>
          <table:table-cell office:value-type="float" office:value="1.19468312509664E+016" calcext:value-type="float">
            <text:p>1.19468312509664E+016</text:p>
          </table:table-cell>
          <table:table-cell office:value-type="float" office:value="4853481081057494" calcext:value-type="float">
            <text:p>4853481081057494</text:p>
          </table:table-cell>
          <table:table-cell office:value-type="float" office:value="5749260754482343" calcext:value-type="float">
            <text:p>5749260754482343</text:p>
          </table:table-cell>
          <table:table-cell office:value-type="float" office:value="2956650759976911" calcext:value-type="float">
            <text:p>2956650759976911</text:p>
          </table:table-cell>
        </table:table-row>
        <table:table-row table:style-name="ro1">
          <table:table-cell table:style-name="ce1" office:value-type="string" calcext:value-type="string">
            <text:p>06/05/2018</text:p>
          </table:table-cell>
          <table:table-cell table:style-name="ce2" table:formula="of:=[.B12]+1" office:value-type="float" office:value="2018" calcext:value-type="float">
            <text:p>2018</text:p>
          </table:table-cell>
          <table:table-cell table:formula="of:=[.E13]/10^9" office:value-type="float" office:value="18457573.0064666" calcext:value-type="float">
            <text:p>18457573.0064666</text:p>
          </table:table-cell>
          <table:table-cell table:formula="of:=[.F13]/10^9" office:value-type="float" office:value="7079737.53832504" calcext:value-type="float">
            <text:p>7079737.53832504</text:p>
          </table:table-cell>
          <table:table-cell office:value-type="float" office:value="1.84575730064666E+016" calcext:value-type="float">
            <text:p>1.84575730064666E+016</text:p>
          </table:table-cell>
          <table:table-cell office:value-type="float" office:value="7079737538325043" calcext:value-type="float">
            <text:p>7079737538325043</text:p>
          </table:table-cell>
          <table:table-cell office:value-type="float" office:value="8005487018846558" calcext:value-type="float">
            <text:p>8005487018846558</text:p>
          </table:table-cell>
          <table:table-cell office:value-type="float" office:value="4087219692892633" calcext:value-type="float">
            <text:p>4087219692892633</text:p>
          </table:table-cell>
        </table:table-row>
        <table:table-row table:style-name="ro1">
          <table:table-cell table:style-name="ce1" office:value-type="string" calcext:value-type="string">
            <text:p>06/05/2019</text:p>
          </table:table-cell>
          <table:table-cell table:style-name="ce2" table:formula="of:=[.B13]+1" office:value-type="float" office:value="2019" calcext:value-type="float">
            <text:p>2019</text:p>
          </table:table-cell>
          <table:table-cell table:formula="of:=[.E14]/10^9" office:value-type="float" office:value="27855912.2127752" calcext:value-type="float">
            <text:p>27855912.2127752</text:p>
          </table:table-cell>
          <table:table-cell table:formula="of:=[.F14]/10^9" office:value-type="float" office:value="10745475.9512236" calcext:value-type="float">
            <text:p>10745475.9512236</text:p>
          </table:table-cell>
          <table:table-cell office:value-type="float" office:value="2.78559122127752E+016" calcext:value-type="float">
            <text:p>2.78559122127752E+016</text:p>
          </table:table-cell>
          <table:table-cell office:value-type="float" office:value="1.07454759512236E+016" calcext:value-type="float">
            <text:p>1.07454759512236E+016</text:p>
          </table:table-cell>
          <table:table-cell office:value-type="float" office:value="1.09203798281709E+016" calcext:value-type="float">
            <text:p>1.09203798281709E+016</text:p>
          </table:table-cell>
          <table:table-cell office:value-type="float" office:value="5701872024537650" calcext:value-type="float">
            <text:p>5701872024537650</text:p>
          </table:table-cell>
        </table:table-row>
        <table:table-row table:style-name="ro1">
          <table:table-cell table:style-name="ce1" office:value-type="string" calcext:value-type="string">
            <text:p>06/05/2020</text:p>
          </table:table-cell>
          <table:table-cell table:style-name="ce2" table:formula="of:=[.B14]+1" office:value-type="float" office:value="2020" calcext:value-type="float">
            <text:p>2020</text:p>
          </table:table-cell>
          <table:table-cell table:formula="of:=[.E15]/10^9" office:value-type="float" office:value="41687572.3580937" calcext:value-type="float">
            <text:p>41687572.3580937</text:p>
          </table:table-cell>
          <table:table-cell table:formula="of:=[.F15]/10^9" office:value-type="float" office:value="15689997.6785163" calcext:value-type="float">
            <text:p>15689997.6785163</text:p>
          </table:table-cell>
          <table:table-cell office:value-type="float" office:value="4.16875723580937E+016" calcext:value-type="float">
            <text:p>4.16875723580937E+016</text:p>
          </table:table-cell>
          <table:table-cell office:value-type="float" office:value="1.56899976785163E+016" calcext:value-type="float">
            <text:p>1.56899976785163E+016</text:p>
          </table:table-cell>
          <table:table-cell office:value-type="float" office:value="1.49659835209922E+016" calcext:value-type="float">
            <text:p>1.49659835209922E+016</text:p>
          </table:table-cell>
          <table:table-cell office:value-type="float" office:value="7846862625092291" calcext:value-type="float">
            <text:p>7846862625092291</text:p>
          </table:table-cell>
        </table:table-row>
        <table:table-row table:style-name="ro1">
          <table:table-cell table:style-name="ce1" office:value-type="string" calcext:value-type="string">
            <text:p>06/05/2021</text:p>
          </table:table-cell>
          <table:table-cell table:style-name="ce2" table:formula="of:=[.B15]+1" office:value-type="float" office:value="2021" calcext:value-type="float">
            <text:p>2021</text:p>
          </table:table-cell>
          <table:table-cell table:formula="of:=[.E16]/10^9" office:value-type="float" office:value="53888403.3857358" calcext:value-type="float">
            <text:p>53888403.3857358</text:p>
          </table:table-cell>
          <table:table-cell table:formula="of:=[.F16]/10^9" office:value-type="float" office:value="22748202.0222961" calcext:value-type="float">
            <text:p>22748202.0222961</text:p>
          </table:table-cell>
          <table:table-cell office:value-type="float" office:value="5.38884033857358E+016" calcext:value-type="float">
            <text:p>5.38884033857358E+016</text:p>
          </table:table-cell>
          <table:table-cell office:value-type="float" office:value="2.27482020222961E+016" calcext:value-type="float">
            <text:p>2.27482020222961E+016</text:p>
          </table:table-cell>
          <table:table-cell office:value-type="float" office:value="1.86915166718584E+016" calcext:value-type="float">
            <text:p>1.86915166718584E+016</text:p>
          </table:table-cell>
          <table:table-cell office:value-type="float" office:value="1.06464721354743E+016" calcext:value-type="float">
            <text:p>1.06464721354743E+016</text:p>
          </table:table-cell>
        </table:table-row>
        <table:table-row table:style-name="ro1">
          <table:table-cell table:style-name="ce1" office:value-type="string" calcext:value-type="string">
            <text:p>06/05/2022</text:p>
          </table:table-cell>
          <table:table-cell table:style-name="ce2" table:formula="of:=[.B16]+1" office:value-type="float" office:value="2022" calcext:value-type="float">
            <text:p>2022</text:p>
          </table:table-cell>
          <table:table-cell table:formula="of:=[.E17]/10^9" office:value-type="float" office:value="66534924.6344002" calcext:value-type="float">
            <text:p>66534924.6344002</text:p>
          </table:table-cell>
          <table:table-cell table:formula="of:=[.F17]/10^9" office:value-type="float" office:value="32184329.5774915" calcext:value-type="float">
            <text:p>32184329.5774915</text:p>
          </table:table-cell>
          <table:table-cell office:value-type="float" office:value="6.65349246344002E+016" calcext:value-type="float">
            <text:p>6.65349246344002E+016</text:p>
          </table:table-cell>
          <table:table-cell office:value-type="float" office:value="3.21843295774915E+016" calcext:value-type="float">
            <text:p>3.21843295774915E+016</text:p>
          </table:table-cell>
          <table:table-cell office:value-type="float" office:value="2.26417435320178E+016" calcext:value-type="float">
            <text:p>2.26417435320178E+016</text:p>
          </table:table-cell>
          <table:table-cell office:value-type="float" office:value="1.39328677029844E+016" calcext:value-type="float">
            <text:p>1.39328677029844E+016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5:35.865282038</meta:creation-date>
    <dc:date>2023-05-19T15:42:14.330259360</dc:date>
    <meta:editing-duration>PT4M55S</meta:editing-duration>
    <meta:editing-cycles>2</meta:editing-cycles>
    <meta:generator>LibreOffice/7.3.7.2$Linux_X86_64 LibreOffice_project/30$Build-2</meta:generator>
    <meta:document-statistic meta:table-count="1" meta:cell-count="1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7" chart:maximum="202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77cm" svg:height="9cm" xlink:href=".." xlink:type="simple" chart:class="chart:scatter" chart:style-name="ch1">
        <chart:legend chart:legend-position="top" svg:x="3.005cm" svg:y="0.185cm" style:legend-expansion="wide" chart:style-name="ch2"/>
        <chart:plot-area chart:style-name="ch3" table:cell-range-address="Sheet1.B1:Sheet1.D17" chart:data-source-has-labels="row" svg:x="1.636cm" svg:y="0.963cm" svg:width="10.886cm" svg:height="6.876cm">
          <chart:coordinate-region svg:x="3.555cm" svg:y="1.162cm" svg:width="8.967cm" svg:height="6.03cm"/>
          <chart:axis chart:dimension="x" chart:name="primary-x" chart:style-name="ch4">
            <chart:title svg:x="6.678cm" svg:y="8.019cm" chart:style-name="ch5">
              <text:p>Year</text:p>
            </chart:title>
          </chart:axis>
          <chart:axis chart:dimension="y" chart:name="primary-y" chart:style-name="ch6">
            <chart:title svg:x="0.451cm" svg:y="6.562cm" chart:style-name="ch7">
              <text:p>Billion of bases in the archive
 (log scale)</text:p>
            </chart:title>
            <chart:grid chart:style-name="ch8" chart:class="major"/>
          </chart:axis>
          <chart:series chart:style-name="ch9" chart:values-cell-range-address="Sheet1.C2:Sheet1.C17" chart:label-cell-address="Sheet1.C1:Sheet1.C1" chart:class="chart:scatter">
            <chart:domain table:cell-range-address="Sheet1.B2:Sheet1.B17"/>
            <chart:data-point chart:repeated="16"/>
          </chart:series>
          <chart:series chart:style-name="ch10" chart:values-cell-range-address="Sheet1.D2:Sheet1.D17" chart:label-cell-address="Sheet1.D1:Sheet1.D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l bases</text:p>
                <draw:g>
                  <svg:desc>Sheet1.C1:Sheet1.C1</svg:desc>
                </draw:g>
              </table:table-cell>
              <table:table-cell office:value-type="string">
                <text:p>Open access b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7">
                <text:p>2007</text:p>
                <draw:g>
                  <svg:desc>Sheet1.B2:Sheet1.B17</svg:desc>
                </draw:g>
              </table:table-cell>
              <table:table-cell office:value-type="float" office:value="20.30419015">
                <text:p>20.30419015</text:p>
                <draw:g>
                  <svg:desc>Sheet1.C2:Sheet1.C17</svg:desc>
                </draw:g>
              </table:table-cell>
              <table:table-cell office:value-type="float" office:value="20.30419015">
                <text:p>20.30419015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8">
                <text:p>2008</text:p>
              </table:table-cell>
              <table:table-cell office:value-type="float" office:value="101.476787656">
                <text:p>101.476787656</text:p>
              </table:table-cell>
              <table:table-cell office:value-type="float" office:value="101.476787656">
                <text:p>101.476787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9">
                <text:p>2009</text:p>
              </table:table-cell>
              <table:table-cell office:value-type="float" office:value="5067.504196884">
                <text:p>5067.504196884</text:p>
              </table:table-cell>
              <table:table-cell office:value-type="float" office:value="5067.504196884">
                <text:p>5067.504196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0">
                <text:p>2010</text:p>
              </table:table-cell>
              <table:table-cell office:value-type="float" office:value="25492.516773044">
                <text:p>25492.516773044</text:p>
              </table:table-cell>
              <table:table-cell office:value-type="float" office:value="24761.825141444">
                <text:p>24761.82514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1">
                <text:p>2011</text:p>
              </table:table-cell>
              <table:table-cell office:value-type="float" office:value="128921.935955606">
                <text:p>128921.935955606</text:p>
              </table:table-cell>
              <table:table-cell office:value-type="float" office:value="97888.190686002">
                <text:p>97888.190686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2">
                <text:p>2012</text:p>
              </table:table-cell>
              <table:table-cell office:value-type="float" office:value="453082.893072122">
                <text:p>453082.893072122</text:p>
              </table:table-cell>
              <table:table-cell office:value-type="float" office:value="250636.123862897">
                <text:p>250636.123862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3">
                <text:p>2013</text:p>
              </table:table-cell>
              <table:table-cell office:value-type="float" office:value="1485251.91969681">
                <text:p>1485251.91969681</text:p>
              </table:table-cell>
              <table:table-cell office:value-type="float" office:value="661104.281636296">
                <text:p>661104.28163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4">
                <text:p>2014</text:p>
              </table:table-cell>
              <table:table-cell office:value-type="float" office:value="2256005.2313909">
                <text:p>2256005.2313909</text:p>
              </table:table-cell>
              <table:table-cell office:value-type="float" office:value="1086370.8928025">
                <text:p>1086370.8928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3323391.41635896">
                <text:p>3323391.41635896</text:p>
              </table:table-cell>
              <table:table-cell office:value-type="float" office:value="1891052.42882835">
                <text:p>1891052.42882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5245224.74104992">
                <text:p>5245224.74104992</text:p>
              </table:table-cell>
              <table:table-cell office:value-type="float" office:value="3186957.83413058">
                <text:p>3186957.83413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7">
                <text:p>2017</text:p>
              </table:table-cell>
              <table:table-cell office:value-type="float" office:value="11946831.2509664">
                <text:p>11946831.2509664</text:p>
              </table:table-cell>
              <table:table-cell office:value-type="float" office:value="4853481.08105749">
                <text:p>4853481.081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8">
                <text:p>2018</text:p>
              </table:table-cell>
              <table:table-cell office:value-type="float" office:value="18457573.0064666">
                <text:p>18457573.0064666</text:p>
              </table:table-cell>
              <table:table-cell office:value-type="float" office:value="7079737.53832504">
                <text:p>7079737.53832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9">
                <text:p>2019</text:p>
              </table:table-cell>
              <table:table-cell office:value-type="float" office:value="27855912.2127752">
                <text:p>27855912.2127752</text:p>
              </table:table-cell>
              <table:table-cell office:value-type="float" office:value="10745475.9512236">
                <text:p>10745475.9512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">
                <text:p>2020</text:p>
              </table:table-cell>
              <table:table-cell office:value-type="float" office:value="41687572.3580937">
                <text:p>41687572.3580937</text:p>
              </table:table-cell>
              <table:table-cell office:value-type="float" office:value="15689997.6785163">
                <text:p>15689997.6785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1">
                <text:p>2021</text:p>
              </table:table-cell>
              <table:table-cell office:value-type="float" office:value="53888403.3857358">
                <text:p>53888403.3857358</text:p>
              </table:table-cell>
              <table:table-cell office:value-type="float" office:value="22748202.0222961">
                <text:p>22748202.0222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2">
                <text:p>2022</text:p>
              </table:table-cell>
              <table:table-cell office:value-type="float" office:value="66534924.6344002">
                <text:p>66534924.6344002</text:p>
              </table:table-cell>
              <table:table-cell office:value-type="float" office:value="32184329.5774915">
                <text:p>32184329.577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